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ira Code" svg:font-family="'Fira Code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Roboto" svg:font-family="Roboto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bottom" draw:auto-grow-height="false" draw:fit-to-size="false" style:shrink-to-fit="true" fo:min-height="12.369cm" fo:min-width="25.197cm" fo:padding-top="0cm" fo:padding-bottom="0cm" fo:padding-left="0cm" fo:padding-right="0cm" fo:wrap-option="wrap" loext:decorative="false"/>
    </style:style>
    <style:style style:name="gr2" style:family="graphic">
      <style:graphic-properties style:protect="size" loext:decorative="false"/>
    </style:style>
    <style:style style:name="pr1" style:family="presentation" style:parent-style-name="Bottom_20_Red-title">
      <style:graphic-properties fo:min-height="6.621cm" loext:decorative="false"/>
      <style:paragraph-properties style:writing-mode="lr-tb"/>
    </style:style>
    <style:style style:name="pr2" style:family="presentation" style:parent-style-name="Bottom_20_Red-subtitle">
      <style:graphic-properties draw:fill-color="#ffffff" fo:min-height="3.531cm" loext:decorative="false"/>
      <style:paragraph-properties style:writing-mode="lr-tb"/>
    </style:style>
    <style:style style:name="pr3" style:family="presentation" style:parent-style-name="Bottom_20_Red-notes">
      <style:graphic-properties draw:fill-color="#ffffff" draw:auto-grow-height="true" fo:min-height="13.364cm" loext:decorative="false"/>
      <style:paragraph-properties style:writing-mode="lr-tb"/>
    </style:style>
    <style:style style:name="pr4" style:family="presentation" style:parent-style-name="Title_2c__20_Content_5f_-title">
      <style:graphic-properties draw:auto-grow-height="true" fo:min-height="3.505cm" loext:decorative="false"/>
      <style:paragraph-properties style:writing-mode="lr-tb"/>
    </style:style>
    <style:style style:name="pr5" style:family="presentation" style:parent-style-name="Title_2c__20_Content_5f_-outline1" style:list-style-name="L2">
      <style:graphic-properties draw:fill-color="#dddddd" fo:min-height="12.703cm" loext:decorative="false"/>
      <style:paragraph-properties style:writing-mode="lr-tb"/>
    </style:style>
    <style:style style:name="pr6" style:family="presentation" style:parent-style-name="Title_2c__20_Content_5f_-notes">
      <style:graphic-properties draw:fill-color="#ffffff" fo:min-height="13.364cm" loext:decorative="false"/>
      <style:paragraph-properties style:writing-mode="lr-tb"/>
    </style:style>
    <style:style style:name="pr7" style:family="presentation" style:parent-style-name="Bottom_20_Red-title">
      <style:graphic-properties fo:min-height="6.453cm" loext:decorative="false"/>
      <style:paragraph-properties style:writing-mode="lr-tb"/>
    </style:style>
    <style:style style:name="pr8" style:family="presentation" style:parent-style-name="Bottom_20_Red-subtitle">
      <style:graphic-properties draw:fill-color="#ffffff" fo:min-height="2.16cm" loext:decorative="false"/>
      <style:paragraph-properties style:writing-mode="lr-tb"/>
    </style:style>
    <style:style style:name="pr9" style:family="presentation" style:parent-style-name="Title_2c__20_Content_5f_-title">
      <style:graphic-properties fo:min-height="3.505cm" loext:decorative="false"/>
      <style:paragraph-properties style:writing-mode="lr-tb"/>
    </style:style>
    <style:style style:name="pr10" style:family="presentation" style:parent-style-name="Title_2c__20_Content_5f_-outline1">
      <style:graphic-properties fo:min-height="12.703cm" loext:decorative="false"/>
      <style:paragraph-properties style:writing-mode="lr-tb"/>
    </style:style>
    <style:style style:name="P1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2" style:family="paragraph">
      <style:paragraph-properties style:writing-mode="lr-tb"/>
    </style:style>
    <style:style style:name="P3" style:family="paragraph">
      <loext:graphic-properties draw:fill-color="#ffffff"/>
      <style:text-properties fo:color="#ffffff" loext:opacity="100%" style:font-name="Roboto" fo:font-size="42.7000007629395pt" fo:font-weight="bold" style:font-weight-asian="bold" style:font-weight-complex="bold"/>
    </style:style>
    <style:style style:name="P4" style:family="paragraph">
      <loext:graphic-properties draw:fill-color="#ffffff"/>
    </style:style>
    <style:style style:name="P5" style:family="paragraph">
      <style:paragraph-properties fo:margin-left="0cm" fo:margin-right="0cm" fo:margin-top="0.666cm" fo:margin-bottom="0cm" fo:text-indent="0cm"/>
      <style:text-properties fo:hyphenate="false" loext:hyphenation-no-caps="false"/>
    </style:style>
    <style:style style:name="P6" style:family="paragraph">
      <loext:graphic-properties draw:fill-color="#dddddd"/>
      <style:text-properties fo:hyphenate="false" loext:hyphenation-no-caps="false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text-properties fo:font-size="40pt" style:font-size-asian="26pt" style:font-size-complex="26pt"/>
    </style:style>
    <style:style style:name="P9" style:family="paragraph">
      <loext:graphic-properties draw:fill-color="#ffffff"/>
      <style:text-properties fo:font-size="28.1000003814697pt"/>
    </style:style>
    <style:style style:name="P10" style:family="paragraph">
      <style:paragraph-properties fo:margin-left="0cm" fo:margin-right="0cm" fo:margin-top="0.666cm" fo:margin-bottom="0cm" fo:text-indent="0cm" style:writing-mode="lr-tb"/>
    </style:style>
    <style:style style:name="P11" style:family="paragraph">
      <style:text-properties fo:font-size="42pt" style:font-size-asian="28pt" style:font-size-complex="28pt"/>
    </style:style>
    <style:style style:name="T1" style:family="text">
      <style:text-properties fo:color="#ffffff" loext:opacity="100%" style:font-name="Roboto" fo:font-size="42.7000007629395pt" fo:font-weight="bold" style:font-weight-asian="bold" style:font-weight-complex="bold"/>
    </style:style>
    <style:style style:name="T2" style:family="text">
      <style:text-properties fo:color="#ffffff" loext:opacity="100%" style:font-name="Fira Code" fo:font-size="42.7000007629395pt" fo:font-weight="bold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style:font-name="Fira Code" fo:background-color="#eeeeee"/>
    </style:style>
    <style:style style:name="T5" style:family="text">
      <style:text-properties style:font-name="Roboto" fo:background-color="transparent"/>
    </style:style>
    <style:style style:name="T6" style:family="text">
      <style:text-properties fo:color="#ffffff" loext:opacity="100%" fo:font-size="42.7000007629395pt" fo:font-weight="bold" style:font-weight-asian="bold" style:font-weight-complex="bold"/>
    </style:style>
    <style:style style:name="T7" style:family="text">
      <style:text-properties fo:font-size="40pt" style:font-size-asian="26pt" style:font-size-complex="26pt"/>
    </style:style>
    <style:style style:name="T8" style:family="text">
      <style:text-properties style:font-name="Fira Code" fo:font-size="40pt" fo:background-color="#eeeeee" style:font-size-asian="26pt" style:font-size-complex="26pt"/>
    </style:style>
    <style:style style:name="T9" style:family="text">
      <style:text-properties style:font-name="Fira Code" fo:font-size="40pt" style:font-size-asian="26pt" style:font-size-complex="26pt"/>
    </style:style>
    <style:style style:name="T10" style:family="text">
      <style:text-properties fo:font-variant="normal" fo:text-transform="none" fo:color="#424242" loext:opacity="100%" style:text-outline="false" style:text-line-through-style="none" style:text-line-through-type="none" style:text-position="0% 100%" style:font-name="Roboto" fo:font-size="42.7000007629395pt" fo:letter-spacing="normal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size="42pt" style:font-size-asian="28pt" style:font-size-complex="28pt"/>
    </style:style>
    <style:style style:name="T13" style:family="text">
      <style:text-properties style:font-name="Fira Code" fo:font-size="36pt" fo:background-color="#eeeeee" style:font-size-asian="36pt" style:font-size-complex="36pt"/>
    </style:style>
    <style:style style:name="T14" style:family="text">
      <style:text-properties style:font-name="Fira Cod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space-before="0.5cm" text:min-label-width="1.75cm"/>
        <style:text-properties fo:color="#424242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fo:color="#424242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fo:color="#424242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424242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424242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424242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424242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424242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424242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fo:color="#424242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424242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424242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424242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424242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424242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424242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424242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424242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424242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424242" fo:font-size="45%"/>
      </text:list-level-style-bullet>
    </text:list-style>
  </office:automatic-styles>
  <office:body>
    <office:presentation>
      <draw:page draw:name="page1" draw:style-name="dp1" draw:master-page-name="Bottom_20_Red" presentation:presentation-page-layout-name="AL1T0">
        <office:forms form:automatic-focus="false" form:apply-design-mode="false"/>
        <draw:custom-shape draw:name="TextShape 1" draw:style-name="gr1" draw:text-style-name="P1" draw:layer="layout" svg:width="25.196cm" svg:height="12.368cm" svg:x="1.279cm" svg:y="0.8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1" draw:layer="layout" svg:width="25.198cm" svg:height="6.621cm" svg:x="1.199cm" svg:y="7.203cm" presentation:class="title" presentation:user-transformed="true">
          <draw:text-box>
            <text:p>Operace mezi objekty</text:p>
          </draw:text-box>
        </draw:frame>
        <draw:frame presentation:style-name="pr2" draw:text-style-name="P3" draw:layer="layout" svg:width="25.198cm" svg:height="3.531cm" svg:x="1.399cm" svg:y="14.246cm" presentation:class="subtitle" presentation:user-transformed="true">
          <draw:text-box>
            <text:p xml:id="id1" text:id="id1" text:style-name="P2"><text:span text:style-name="T1">Všechno souvisí se vším</text:span></text:p>
            <text:p xml:id="id2" text:id="id2" text:style-name="P2"><text:span text:style-name="T1">ale blízké věci víc než vzdálené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le_2c__20_Content_5f_" presentation:presentation-page-layout-name="AL2T1">
        <office:forms form:automatic-focus="false" form:apply-design-mode="false"/>
        <draw:frame presentation:style-name="pr4" draw:layer="layout" svg:width="25.199cm" svg:height="3.505cm" svg:x="1.397cm" svg:y="0.336cm" presentation:class="title">
          <draw:text-box>
            <text:p>Agenda</text:p>
          </draw:text-box>
        </draw:frame>
        <draw:frame presentation:style-name="pr5" draw:text-style-name="P6" draw:layer="layout" svg:width="25.06cm" svg:height="12.953cm" svg:x="1.34cm" svg:y="5.6cm" presentation:class="outline" presentation:user-transformed="true">
          <draw:text-box>
            <text:list text:style-name="L2">
              <text:list-item>
                <text:p xml:id="id3" text:id="id3" text:style-name="P5">Operace s geometriemi</text:p>
              </text:list-item>
              <text:list-item>
                <text:p xml:id="id4" text:id="id4" text:style-name="P5">Prostorové propojení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ottom_20_Red" presentation:presentation-page-layout-name="AL1T0">
        <office:forms form:automatic-focus="false" form:apply-design-mode="false"/>
        <draw:custom-shape draw:name="TextShape 1_2" draw:style-name="gr1" draw:text-style-name="P1" draw:layer="layout" svg:width="25.196cm" svg:height="12.368cm" svg:x="1.279cm" svg:y="0.8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7" draw:layer="layout" svg:width="25.198cm" svg:height="6.453cm" svg:x="1.199cm" svg:y="7.287cm" presentation:class="title" presentation:user-transformed="true">
          <draw:text-box>
            <text:p>Klíčové operace</text:p>
          </draw:text-box>
        </draw:frame>
        <draw:frame presentation:style-name="pr8" draw:text-style-name="P3" draw:layer="layout" svg:width="25.198cm" svg:height="2.16cm" svg:x="1.399cm" svg:y="14.931cm" presentation:class="subtitle" presentation:user-transformed="true">
          <draw:text-box>
            <text:p text:style-name="P2"><text:span text:style-name="T1">V kontextu </text:span><text:span text:style-name="T2">{sf}</text:span></text:p>
          </draw:text-box>
        </draw:frame>
        <presentation:notes draw:style-name="dp2">
          <draw:page-thumbnail draw:style-name="gr2" draw:layer="layout" svg:width="19.797cm" svg:height="11.136cm" svg:x="0.601cm" svg:y="2.257cm" draw:page-number="3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le_2c__20_Content_5f_" presentation:presentation-page-layout-name="AL2T1">
        <office:forms form:automatic-focus="false" form:apply-design-mode="false"/>
        <draw:frame presentation:style-name="pr9" draw:layer="layout" svg:width="25.199cm" svg:height="3.505cm" svg:x="1.397cm" svg:y="0.336cm" presentation:class="title" presentation:user-transformed="true">
          <draw:text-box>
            <text:p text:style-name="P2">Podle typu geometrie </text:p>
          </draw:text-box>
        </draw:frame>
        <draw:frame presentation:style-name="pr10" draw:layer="layout" svg:width="25.06cm" svg:height="12.953cm" svg:x="1.397cm" svg:y="5.333cm" presentation:class="outline" presentation:user-transformed="true">
          <draw:text-box>
            <text:list text:style-name="L3">
              <text:list-item>
                <text:p xml:id="id5" text:id="id5" text:style-name="P2">Bod: <text:span text:style-name="T3">souřadnice</text:span> – zeměpisné i rovinné</text:p>
                <text:p xml:id="id6" text:id="id6" text:style-name="P2"><text:span text:style-name="T4">sf::st_coordinates(x)</text:span></text:p>
              </text:list-item>
              <text:list-item>
                <text:p xml:id="id7" text:id="id7" text:style-name="P2">Čára: <text:span text:style-name="T3">délka</text:span> – vždy v délkových mírách</text:p>
                <text:p xml:id="id8" text:id="id8" text:style-name="P2"><text:span text:style-name="T4">sf::st_length(x)</text:span></text:p>
              </text:list-item>
              <text:list-item>
                <text:p xml:id="id9" text:id="id9" text:style-name="P2">Polygon: <text:span text:style-name="T3">plocha</text:span> – v plošných mírách</text:p>
                <text:p xml:id="id10" text:id="id10" text:style-name="P2"><text:span text:style-name="T4">sf::st_area(x)</text:span></text:p>
              </text:list-item>
              <text:list-item>
                <text:p xml:id="id11" text:id="id11" text:style-name="P2"><text:span text:style-name="T5">Všechny typy: vzdálenost –v délkových mírách</text:span></text:p>
                <text:p xml:id="id12" text:id="id12" text:style-name="P2"><text:span text:style-name="T4">sf::st_distance(x, y)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ottom_20_Red" presentation:presentation-page-layout-name="AL1T0">
        <office:forms form:automatic-focus="false" form:apply-design-mode="false"/>
        <draw:custom-shape draw:name="TextShape 1_3" draw:style-name="gr1" draw:text-style-name="P1" draw:layer="layout" svg:width="25.196cm" svg:height="12.368cm" svg:x="1.279cm" svg:y="0.8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7" draw:layer="layout" svg:width="25.198cm" svg:height="6.453cm" svg:x="1.199cm" svg:y="7.287cm" presentation:class="title" presentation:user-transformed="true">
          <draw:text-box>
            <text:p>Řešený příklad</text:p>
          </draw:text-box>
        </draw:frame>
        <draw:frame presentation:style-name="pr8" draw:text-style-name="P3" draw:layer="layout" svg:width="25.198cm" svg:height="2.16cm" svg:x="1.399cm" svg:y="14.931cm" presentation:class="subtitle" presentation:user-transformed="true">
          <draw:text-box>
            <text:p text:style-name="P2"><text:span text:style-name="T6">4-tři-kameny.R</text:span></text:p>
          </draw:text-box>
        </draw:frame>
        <presentation:notes draw:style-name="dp2">
          <draw:page-thumbnail draw:style-name="gr2" draw:layer="layout" svg:width="19.797cm" svg:height="11.136cm" svg:x="0.601cm" svg:y="2.257cm" draw:page-number="5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ottom_20_Red" presentation:presentation-page-layout-name="AL1T0">
        <office:forms form:automatic-focus="false" form:apply-design-mode="false"/>
        <draw:custom-shape draw:name="TextShape 1_7" draw:style-name="gr1" draw:text-style-name="P1" draw:layer="layout" svg:width="25.196cm" svg:height="12.368cm" svg:x="1.279cm" svg:y="0.8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7" draw:layer="layout" svg:width="25.198cm" svg:height="6.453cm" svg:x="1.199cm" svg:y="7.287cm" presentation:class="title" presentation:user-transformed="true">
          <draw:text-box>
            <text:p>Řešený příklad</text:p>
          </draw:text-box>
        </draw:frame>
        <draw:frame presentation:style-name="pr8" draw:text-style-name="P3" draw:layer="layout" svg:width="25.198cm" svg:height="2.16cm" svg:x="1.399cm" svg:y="14.931cm" presentation:class="subtitle" presentation:user-transformed="true">
          <draw:text-box>
            <text:p text:style-name="P2"><text:span text:style-name="T6">4-dopady-projekce.R</text:span></text:p>
          </draw:text-box>
        </draw:frame>
        <presentation:notes draw:style-name="dp2">
          <draw:page-thumbnail draw:style-name="gr2" draw:layer="layout" svg:width="19.797cm" svg:height="11.136cm" svg:x="0.601cm" svg:y="2.257cm" draw:page-number="6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le_2c__20_Content_5f_" presentation:presentation-page-layout-name="AL2T1">
        <office:forms form:automatic-focus="false" form:apply-design-mode="false"/>
        <draw:frame presentation:style-name="pr9" draw:layer="layout" svg:width="25.199cm" svg:height="3.505cm" svg:x="1.397cm" svg:y="0.336cm" presentation:class="title" presentation:user-transformed="true">
          <draw:text-box>
            <text:p text:style-name="P2">Prostorové propojení </text:p>
          </draw:text-box>
        </draw:frame>
        <draw:frame presentation:style-name="pr10" draw:text-style-name="P8" draw:layer="layout" svg:width="25.203cm" svg:height="12.953cm" svg:x="1.397cm" svg:y="5.333cm" presentation:class="outline" presentation:user-transformed="true">
          <draw:text-box>
            <text:list text:style-name="L3">
              <text:list-item>
                <text:p xml:id="id13" text:id="id13" text:style-name="P2"><text:span text:style-name="T7">Sloučení datové složky ze dvou prostorových objektů</text:span></text:p>
                <text:p xml:id="id14" text:id="id14" text:style-name="P2"><text:span text:style-name="T8">sf::st_join(x, y, left = T)</text:span></text:p>
              </text:list-item>
              <text:list-item>
                <text:p xml:id="id15" text:id="id15" text:style-name="P2"><text:span text:style-name="T7">Pozor na "strannost" propojení: default = left join; pro inner join třeba změnit</text:span><text:span text:style-name="T9"> </text:span><text:span text:style-name="T8">left = F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7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ottom_20_Red" presentation:presentation-page-layout-name="AL1T0">
        <office:forms form:automatic-focus="false" form:apply-design-mode="false"/>
        <draw:custom-shape draw:name="TextShape 1_4" draw:style-name="gr1" draw:text-style-name="P1" draw:layer="layout" svg:width="25.196cm" svg:height="12.368cm" svg:x="1.279cm" svg:y="0.8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7" draw:layer="layout" svg:width="25.198cm" svg:height="6.453cm" svg:x="1.199cm" svg:y="7.287cm" presentation:class="title" presentation:user-transformed="true">
          <draw:text-box>
            <text:p>Řešený příklad</text:p>
          </draw:text-box>
        </draw:frame>
        <draw:frame presentation:style-name="pr8" draw:text-style-name="P3" draw:layer="layout" svg:width="25.198cm" svg:height="2.16cm" svg:x="1.399cm" svg:y="14.931cm" presentation:class="subtitle" presentation:user-transformed="true">
          <draw:text-box>
            <text:p text:style-name="P2"><text:span text:style-name="T6">4-bod+polygon.R</text:span></text:p>
          </draw:text-box>
        </draw:frame>
        <presentation:notes draw:style-name="dp2">
          <draw:page-thumbnail draw:style-name="gr2" draw:layer="layout" svg:width="19.797cm" svg:height="11.136cm" svg:x="0.601cm" svg:y="2.257cm" draw:page-number="8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itle_2c__20_Content_5f_" presentation:presentation-page-layout-name="AL2T1">
        <office:forms form:automatic-focus="false" form:apply-design-mode="false"/>
        <draw:frame presentation:style-name="pr9" draw:layer="layout" svg:width="25.199cm" svg:height="3.505cm" svg:x="1.397cm" svg:y="0.336cm" presentation:class="title" presentation:user-transformed="true">
          <draw:text-box>
            <text:p text:style-name="P2">Testy geometrie </text:p>
          </draw:text-box>
        </draw:frame>
        <draw:frame presentation:style-name="pr10" draw:layer="layout" svg:width="25.06cm" svg:height="12.953cm" svg:x="1.397cm" svg:y="5.333cm" presentation:class="outline">
          <draw:text-box>
            <text:list text:style-name="L3">
              <text:list-item>
                <text:p xml:id="id16" text:id="id16" text:style-name="P2">Test průsečíku</text:p>
                <text:p xml:id="id17" text:id="id17" text:style-name="P2"><text:span text:style-name="T4">sf::st_intersects(x, y)</text:span></text:p>
              </text:list-item>
              <text:list-item>
                <text:p xml:id="id18" text:id="id18" text:style-name="P2">Test dotyku</text:p>
                <text:p xml:id="id19" text:id="id19" text:style-name="P2"><text:span text:style-name="T4">sf::st_touches(x, y)</text:span></text:p>
              </text:list-item>
              <text:list-item>
                <text:p xml:id="id20" text:id="id20" text:style-name="P2">Test bodu v polygonu</text:p>
                <text:p xml:id="id21" text:id="id21" text:style-name="P2"><text:span text:style-name="T4">sf::st_contains(x, y)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9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itle_2c__20_Content_5f_" presentation:presentation-page-layout-name="AL2T1">
        <office:forms form:automatic-focus="false" form:apply-design-mode="false"/>
        <draw:frame presentation:style-name="pr9" draw:layer="layout" svg:width="25.199cm" svg:height="3.505cm" svg:x="1.397cm" svg:y="0.336cm" presentation:class="title">
          <draw:text-box>
            <text:p>Index nebo vektor?</text:p>
          </draw:text-box>
        </draw:frame>
        <draw:frame presentation:style-name="pr10" draw:layer="layout" svg:width="25.06cm" svg:height="12.953cm" svg:x="1.397cm" svg:y="5.333cm" presentation:class="outline">
          <draw:text-box>
            <text:list text:style-name="L3">
              <text:list-item>
                <text:p xml:id="id22" text:id="id22"><text:span text:style-name="T4">sparse = TRUE</text:span> (default) vrací řídký index – pořadí prvků, které splňují podmínku</text:p>
              </text:list-item>
              <text:list-item>
                <text:p xml:id="id23" text:id="id23"><text:span text:style-name="T4">sparse = FALSE</text:span> vrací logický vektor stejné délky jako vstup</text:p>
              </text:list-item>
              <text:list-item>
                <text:p xml:id="id24" text:id="id24">Osobně preferuji práci s vektory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10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Title_2c__20_Content_5f_" presentation:presentation-page-layout-name="AL2T1">
        <office:forms form:automatic-focus="false" form:apply-design-mode="false"/>
        <draw:frame presentation:style-name="pr9" draw:layer="layout" svg:width="25.199cm" svg:height="3.505cm" svg:x="1.397cm" svg:y="0.336cm" presentation:class="title">
          <draw:text-box>
            <text:p>Prostorový filtr</text:p>
          </draw:text-box>
        </draw:frame>
        <draw:frame presentation:style-name="pr10" draw:layer="layout" svg:width="25.06cm" svg:height="12.953cm" svg:x="1.397cm" svg:y="5.333cm" presentation:class="outline">
          <draw:text-box>
            <text:list text:style-name="L3">
              <text:list-item>
                <text:p xml:id="id25" text:id="id25" text:style-name="P10"><text:span text:style-name="T10">Výběr prvků z jednoho objektu, které se splňují test s druhým objektem </text:span><text:span text:style-name="T4">sf::st_filter(x, y)</text:span></text:p>
              </text:list-item>
              <text:list-item>
                <text:p xml:id="id26" text:id="id26">Vhodné tehdy, když nepotřebujeme přenášet data mezi objekty; zkratka pro sekvenci <text:span text:style-name="T4">st_intersects() + dplyr::filter()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11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Title_2c__20_Content_5f_" presentation:presentation-page-layout-name="AL2T1">
        <office:forms form:automatic-focus="false" form:apply-design-mode="false"/>
        <draw:frame presentation:style-name="pr9" draw:layer="layout" svg:width="25.199cm" svg:height="3.505cm" svg:x="1.397cm" svg:y="0.336cm" presentation:class="title" presentation:user-transformed="true">
          <draw:text-box>
            <text:p>Modely geometrie</text:p>
          </draw:text-box>
        </draw:frame>
        <draw:frame presentation:style-name="pr10" draw:layer="layout" svg:width="25.06cm" svg:height="12.953cm" svg:x="1.397cm" svg:y="5.333cm" presentation:class="outline" presentation:user-transformed="true">
          <draw:text-box>
            <text:list text:style-name="L3">
              <text:list-item>
                <text:p xml:id="id27" text:id="id27">Standard topologie <text:a xlink:href="https://en.wikipedia.org/wiki/DE-9IM" xlink:type="simple">DE-9IM</text:a><text:s/></text:p>
              </text:list-item>
              <text:list-item>
                <text:p xml:id="id28" text:id="id28">GEOS (<text:span text:style-name="T4">{sf}</text:span> v rovině) v souladu</text:p>
                <text:list>
                  <text:list-item>
                    <text:p xml:id="id29" text:id="id29">všechny objekty obsahují svůj okraj</text:p>
                  </text:list-item>
                </text:list>
              </text:list-item>
              <text:list-item>
                <text:p xml:id="id30" text:id="id30">S2 (<text:span text:style-name="T4">{sf}</text:span> na kouli) má vlastní přístup:</text:p>
                <text:list>
                  <text:list-item>
                    <text:p xml:id="id31" text:id="id31"><text:span text:style-name="T11">CLOSED</text:span> = objekty obsahují okraj</text:p>
                  </text:list-item>
                  <text:list-item>
                    <text:p xml:id="id32" text:id="id32">OPEN = objekty neobsahují okraj</text:p>
                  </text:list-item>
                  <text:list-item>
                    <text:p xml:id="id33" text:id="id33">SEMI-OPEN = objekty obsahují polovinu okrajů (tj. sousedi se nepřekrývají)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1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Title_2c__20_Content_5f_" presentation:presentation-page-layout-name="AL2T1">
        <office:forms form:automatic-focus="false" form:apply-design-mode="false"/>
        <draw:frame presentation:style-name="pr9" draw:layer="layout" svg:width="25.199cm" svg:height="3.505cm" svg:x="1.397cm" svg:y="0.336cm" presentation:class="title" presentation:user-transformed="true">
          <draw:text-box>
            <text:p>Příklad: Sousedi Francie</text:p>
          </draw:text-box>
        </draw:frame>
        <draw:frame presentation:style-name="pr10" draw:layer="layout" svg:width="25.06cm" svg:height="12.953cm" svg:x="1.397cm" svg:y="5.333cm" presentation:class="outline">
          <draw:text-box>
            <text:list text:style-name="L3">
              <text:list-item>
                <text:p xml:id="id34" text:id="id34">Seřadit sousedy Francie podle délky hranice</text:p>
              </text:list-item>
              <text:list-item>
                <text:p xml:id="id35" text:id="id35">Problém:</text:p>
                <text:list>
                  <text:list-item>
                    <text:p xml:id="id36" text:id="id36">Získat země světa, vybrat Francii</text:p>
                  </text:list-item>
                  <text:list-item>
                    <text:p xml:id="id37" text:id="id37">Získat sousedy Francie </text:p>
                  </text:list-item>
                  <text:list-item>
                    <text:p xml:id="id38" text:id="id38">Získat společnou hranici</text:p>
                  </text:list-item>
                  <text:list-item>
                    <text:p xml:id="id39" text:id="id39">Zjistit délku, podat zprávu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1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Bottom_20_Red" presentation:presentation-page-layout-name="AL1T0">
        <office:forms form:automatic-focus="false" form:apply-design-mode="false"/>
        <draw:custom-shape draw:name="TextShape 1_5" draw:style-name="gr1" draw:text-style-name="P1" draw:layer="layout" svg:width="25.196cm" svg:height="12.368cm" svg:x="1.279cm" svg:y="0.8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7" draw:layer="layout" svg:width="25.198cm" svg:height="6.453cm" svg:x="1.199cm" svg:y="7.287cm" presentation:class="title" presentation:user-transformed="true">
          <draw:text-box>
            <text:p>Řešený příklad</text:p>
          </draw:text-box>
        </draw:frame>
        <draw:frame presentation:style-name="pr8" draw:text-style-name="P3" draw:layer="layout" svg:width="25.198cm" svg:height="2.16cm" svg:x="1.399cm" svg:y="14.931cm" presentation:class="subtitle" presentation:user-transformed="true">
          <draw:text-box>
            <text:p text:style-name="P2"><text:span text:style-name="T6">4-sousedi-francie.R</text:span></text:p>
          </draw:text-box>
        </draw:frame>
        <presentation:notes draw:style-name="dp2">
          <draw:page-thumbnail draw:style-name="gr2" draw:layer="layout" svg:width="19.797cm" svg:height="11.136cm" svg:x="0.601cm" svg:y="2.257cm" draw:page-number="14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Title_2c__20_Content_5f_" presentation:presentation-page-layout-name="AL2T1">
        <office:forms form:automatic-focus="false" form:apply-design-mode="false"/>
        <draw:frame presentation:style-name="pr9" draw:layer="layout" svg:width="25.199cm" svg:height="3.505cm" svg:x="1.397cm" svg:y="0.336cm" presentation:class="title" presentation:user-transformed="true">
          <draw:text-box>
            <text:p>Příklad: WC v Praze</text:p>
          </draw:text-box>
        </draw:frame>
        <draw:frame presentation:style-name="pr10" draw:layer="layout" svg:width="25.06cm" svg:height="12.953cm" svg:x="1.397cm" svg:y="5.333cm" presentation:class="outline">
          <draw:text-box>
            <text:list text:style-name="L3">
              <text:list-item>
                <text:p xml:id="id40" text:id="id40">Zjistit počet veřejných záchodků po částech Prahy</text:p>
              </text:list-item>
              <text:list-item>
                <text:p xml:id="id41" text:id="id41">Problém:</text:p>
                <text:list>
                  <text:list-item>
                    <text:p xml:id="id42" text:id="id42">Získat záchody jako body</text:p>
                  </text:list-item>
                  <text:list-item>
                    <text:p xml:id="id43" text:id="id43">Získat čtvrti jako polygony</text:p>
                  </text:list-item>
                  <text:list-item>
                    <text:p xml:id="id44" text:id="id44">Prostorově spojit data (point in polygon)</text:p>
                  </text:list-item>
                  <text:list-item>
                    <text:p xml:id="id45" text:id="id45">Podat zprávu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15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Bottom_20_Red" presentation:presentation-page-layout-name="AL1T0">
        <office:forms form:automatic-focus="false" form:apply-design-mode="false"/>
        <draw:custom-shape draw:name="TextShape 1_6" draw:style-name="gr1" draw:text-style-name="P1" draw:layer="layout" svg:width="25.196cm" svg:height="12.368cm" svg:x="1.279cm" svg:y="0.8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7" draw:layer="layout" svg:width="25.198cm" svg:height="6.453cm" svg:x="1.199cm" svg:y="7.287cm" presentation:class="title" presentation:user-transformed="true">
          <draw:text-box>
            <text:p>Řešený příklad</text:p>
          </draw:text-box>
        </draw:frame>
        <draw:frame presentation:style-name="pr8" draw:text-style-name="P3" draw:layer="layout" svg:width="25.198cm" svg:height="2.16cm" svg:x="1.399cm" svg:y="14.931cm" presentation:class="subtitle" presentation:user-transformed="true">
          <draw:text-box>
            <text:p text:style-name="P2"><text:span text:style-name="T6">4-wc-v-praze.R</text:span></text:p>
          </draw:text-box>
        </draw:frame>
        <presentation:notes draw:style-name="dp2">
          <draw:page-thumbnail draw:style-name="gr2" draw:layer="layout" svg:width="19.797cm" svg:height="11.136cm" svg:x="0.601cm" svg:y="2.257cm" draw:page-number="16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Title_2c__20_Content_5f_" presentation:presentation-page-layout-name="AL2T1">
        <office:forms form:automatic-focus="false" form:apply-design-mode="false"/>
        <draw:frame presentation:style-name="pr9" draw:layer="layout" svg:width="25.199cm" svg:height="3.505cm" svg:x="1.397cm" svg:y="0.336cm" presentation:class="title">
          <draw:text-box>
            <text:p>Základní rastrové operace</text:p>
          </draw:text-box>
        </draw:frame>
        <draw:frame presentation:style-name="pr10" draw:text-style-name="P11" draw:layer="layout" svg:width="25.06cm" svg:height="12.953cm" svg:x="1.397cm" svg:y="5.333cm" presentation:class="outline" presentation:user-transformed="true">
          <draw:text-box>
            <text:list text:style-name="L3">
              <text:list-item>
                <text:p xml:id="id46" text:id="id46"><text:span text:style-name="T12">Oříznout raster (do souřadnic)</text:span></text:p>
                <text:p xml:id="id47" text:id="id47"><text:span text:style-name="T13">terra::crop()</text:span></text:p>
              </text:list-item>
              <text:list-item>
                <text:p xml:id="id48" text:id="id48"><text:span text:style-name="T12">Vymaskovat raster (obecný polygon)</text:span></text:p>
                <text:p xml:id="id49" text:id="id49"><text:span text:style-name="T13">terra::mask()</text:span></text:p>
              </text:list-item>
              <text:list-item>
                <text:p xml:id="id50" text:id="id50"><text:span text:style-name="T12">Přenést data na vektorové polygony</text:span></text:p>
                <text:p xml:id="id51" text:id="id51"><text:span text:style-name="T13">exactextractr::exact_extract()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17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Title_2c__20_Content_5f_" presentation:presentation-page-layout-name="AL2T1">
        <draw:frame presentation:style-name="pr9" draw:layer="layout" svg:width="25.199cm" svg:height="3.505cm" svg:x="1.397cm" svg:y="0.336cm" presentation:class="title" presentation:user-transformed="true">
          <draw:text-box>
            <text:p>Příklad: zastavěnost krajů</text:p>
          </draw:text-box>
        </draw:frame>
        <draw:frame presentation:style-name="pr10" draw:layer="layout" svg:width="25.06cm" svg:height="12.953cm" svg:x="1.397cm" svg:y="5.333cm" presentation:class="outline">
          <draw:text-box>
            <text:list text:style-name="L3">
              <text:list-item>
                <text:p xml:id="id52" text:id="id52">Zjistit % plochy krajů v ČR pokrytých zástavbou / ze satelitu Copernicus</text:p>
              </text:list-item>
              <text:list-item>
                <text:p xml:id="id53" text:id="id53">Problém:</text:p>
                <text:list>
                  <text:list-item>
                    <text:p xml:id="id54" text:id="id54">Získat zastavěnou plochu jako rastr</text:p>
                  </text:list-item>
                  <text:list-item>
                    <text:p xml:id="id55" text:id="id55">Získat kraje jako polygony</text:p>
                  </text:list-item>
                  <text:list-item>
                    <text:p xml:id="id56" text:id="id56">Přenést informaci z rastru na vektor</text:p>
                  </text:list-item>
                  <text:list-item>
                    <text:p xml:id="id57" text:id="id57">Podat zprávu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18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Bottom_20_Red" presentation:presentation-page-layout-name="AL1T0">
        <draw:custom-shape draw:name="TextShape 1_8" draw:style-name="gr1" draw:text-style-name="P1" draw:layer="layout" svg:width="25.196cm" svg:height="12.368cm" svg:x="1.279cm" svg:y="0.8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7" draw:layer="layout" svg:width="25.198cm" svg:height="6.453cm" svg:x="1.199cm" svg:y="7.287cm" presentation:class="title" presentation:user-transformed="true">
          <draw:text-box>
            <text:p>Řešený příklad</text:p>
          </draw:text-box>
        </draw:frame>
        <draw:frame presentation:style-name="pr8" draw:text-style-name="P3" draw:layer="layout" svg:width="25.198cm" svg:height="2.16cm" svg:x="1.399cm" svg:y="14.931cm" presentation:class="subtitle" presentation:user-transformed="true">
          <draw:text-box>
            <text:p text:style-name="P2"><text:span text:style-name="T6">4-raster-kraje.R</text:span></text:p>
          </draw:text-box>
        </draw:frame>
        <presentation:notes draw:style-name="dp2">
          <draw:page-thumbnail draw:style-name="gr2" draw:layer="layout" svg:width="19.797cm" svg:height="11.136cm" svg:x="0.601cm" svg:y="2.257cm" draw:page-number="19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Title_2c__20_Content_5f_" presentation:presentation-page-layout-name="AL2T1">
        <draw:frame presentation:style-name="pr9" draw:layer="layout" svg:width="25.199cm" svg:height="3.505cm" svg:x="1.397cm" svg:y="0.336cm" presentation:class="title" presentation:user-transformed="true">
          <draw:text-box>
            <text:p>Šerý dávnověk: <text:span text:style-name="T14">{sp}</text:span></text:p>
          </draw:text-box>
        </draw:frame>
        <draw:frame presentation:style-name="pr10" draw:layer="layout" svg:width="25.06cm" svg:height="12.953cm" svg:x="1.397cm" svg:y="5.333cm" presentation:class="outline" presentation:user-transformed="true">
          <draw:text-box>
            <text:list text:style-name="L3">
              <text:list-item>
                <text:p xml:id="id58" text:id="id58">Než přišel balíček <text:span text:style-name="T4">{sf}</text:span> (2017), používal se balíček <text:span text:style-name="T4">{sp}</text:span></text:p>
              </text:list-item>
              <text:list-item>
                <text:p xml:id="id59" text:id="id59">Stejní autoři, jiný koncept</text:p>
              </text:list-item>
              <text:list-item>
                <text:p xml:id="id60" text:id="id60">Občas se hodí převod:</text:p>
                <text:list>
                  <text:list-item>
                    <text:p xml:id="id61" text:id="id61">sp 2 sf = <text:span text:style-name="T4">sf::st_as_sf(x)</text:span></text:p>
                  </text:list-item>
                  <text:list-item>
                    <text:p xml:id="id62" text:id="id62">sf 2 sp = <text:span text:style-name="T4">as(x, "Spatial")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20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Title_2c__20_Content_5f_" presentation:presentation-page-layout-name="AL2T1">
        <draw:frame presentation:style-name="pr9" draw:layer="layout" svg:width="25.199cm" svg:height="3.505cm" svg:x="1.397cm" svg:y="0.336cm" presentation:class="title">
          <draw:text-box>
            <text:p>Klíčové body</text:p>
          </draw:text-box>
        </draw:frame>
        <draw:frame presentation:style-name="pr10" draw:layer="layout" svg:width="25.06cm" svg:height="12.953cm" svg:x="1.397cm" svg:y="5.333cm" presentation:class="outline">
          <draw:text-box>
            <text:list text:style-name="L3">
              <text:list-item>
                <text:p xml:id="id63" text:id="id63">Souřadnicové systémy</text:p>
                <text:list>
                  <text:list-item>
                    <text:p xml:id="id64" text:id="id64">zeměpisné × plošné</text:p>
                  </text:list-item>
                  <text:list-item>
                    <text:p xml:id="id65" text:id="id65">převody mezi nimi</text:p>
                  </text:list-item>
                </text:list>
              </text:list-item>
              <text:list-item>
                <text:p xml:id="id66" text:id="id66">Testy dvou geometrií</text:p>
                <text:list>
                  <text:list-item>
                    <text:p xml:id="id67" text:id="id67">Průnik, dotek, blízkost</text:p>
                  </text:list-item>
                </text:list>
              </text:list-item>
              <text:list-item>
                <text:p xml:id="id68" text:id="id68">Prostorové propojení 2 objektů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21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ira Code" svg:font-family="'Fira Code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Roboto" svg:font-family="Roboto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cs" fo:country="C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ccccc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op_20_Red-background" style:display-name="Top Red-background" style:family="presentation">
      <style:graphic-properties draw:stroke="none" draw:fill="none"/>
      <style:text-properties style:letter-kerning="true"/>
    </style:style>
    <style:style style:name="Top_20_Red-backgroundobjects" style:display-name="Top Re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op_20_Red-notes" style:display-name="Top 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op_20_Red-outline1" style:display-name="Top Red-outline1" style:family="presentation">
      <style:graphic-properties draw:stroke="none" draw:fill="none" draw:auto-grow-height="false" draw:fit-to-size="false" style:shrink-to-fit="true">
        <text:list-style style:name="Top_20_Red-outline1" style:display-name="Top Red-outline1">
          <text:list-level-style-bullet text:level="1" text:bullet-char="●">
            <style:list-level-properties text:space-before="0.3cm" text:min-label-width="0.9cm"/>
            <style:text-properties fo:font-family="StarSymbol" fo:color="#424242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424242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424242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424242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424242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424242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424242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424242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424242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424242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424242" loext:opacity="100%" style:text-outline="false" style:text-line-through-style="none" style:text-line-through-type="none" style:text-position="0% 100%" style:font-name="Roboto" fo:font-family="Roboto" style:font-pitch="variable" fo:font-size="42.7000007629395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op_20_Red-outline2" style:display-name="Top Red-outline2" style:family="presentation" style:parent-style-name="Top_20_Red-outline1">
      <style:paragraph-properties fo:margin-left="0cm" fo:margin-right="0cm" fo:margin-top="0.533cm" fo:margin-bottom="0cm" fo:text-indent="0cm"/>
      <style:text-properties fo:font-variant="normal" fo:text-transform="none" fo:color="#424242" loext:opacity="100%" style:text-line-through-style="none" style:text-line-through-type="none" style:text-position="0% 100%" style:font-name="Roboto" fo:font-family="Roboto" style:font-pitch="variable" fo:font-size="37.4000015258789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op_20_Red-outline3" style:display-name="Top Red-outline3" style:family="presentation" style:parent-style-name="Top_20_Red-outline2">
      <style:paragraph-properties fo:margin-left="0cm" fo:margin-right="0cm" fo:margin-top="0.399cm" fo:margin-bottom="0cm" fo:text-indent="0cm"/>
      <style:text-properties fo:font-variant="normal" fo:text-transform="none" fo:color="#424242" loext:opacity="100%" style:text-line-through-style="none" style:text-line-through-type="none" style:text-position="0% 100%" style:font-name="Roboto" fo:font-family="Roboto" style:font-pitch="variable" fo:font-size="32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op_20_Red-outline4" style:display-name="Top Red-outline4" style:family="presentation" style:parent-style-name="Top_20_Red-outline3">
      <style:paragraph-properties fo:margin-left="0cm" fo:margin-right="0cm" fo:margin-top="0.266cm" fo:margin-bottom="0cm" fo:text-indent="0cm"/>
      <style:text-properties fo:font-variant="normal" fo:text-transform="none" fo:color="#424242" loext:opacity="100%" style:text-line-through-style="none" style:text-line-through-type="none" style:text-position="0% 100%" style:font-name="Roboto" fo:font-family="Roboto" style:font-pitch="variable" fo:font-size="26.7000007629395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op_20_Red-outline5" style:display-name="Top Red-outline5" style:family="presentation" style:parent-style-name="Top_20_Red-outline4">
      <style:paragraph-properties fo:margin-left="0cm" fo:margin-right="0cm" fo:margin-top="0.133cm" fo:margin-bottom="0cm" fo:text-indent="0cm"/>
      <style:text-properties fo:color="#424242" loext:opacity="100%" style:font-name="Roboto" fo:font-family="Roboto" style:font-pitch="variable" fo:font-size="26.7000007629395pt" style:font-size-asian="20pt" style:font-size-complex="20pt"/>
    </style:style>
    <style:style style:name="Top_20_Red-outline6" style:display-name="Top Red-outline6" style:family="presentation" style:parent-style-name="Top_20_Red-outline5">
      <style:paragraph-properties fo:margin-left="0cm" fo:margin-right="0cm" fo:margin-top="0.133cm" fo:margin-bottom="0cm" fo:text-indent="0cm"/>
      <style:text-properties fo:color="#424242" loext:opacity="100%" style:font-name="Roboto" fo:font-family="Roboto" style:font-pitch="variable" fo:font-size="26.7000007629395pt" style:font-size-asian="20pt" style:font-size-complex="20pt"/>
    </style:style>
    <style:style style:name="Top_20_Red-outline7" style:display-name="Top Red-outline7" style:family="presentation" style:parent-style-name="Top_20_Red-outline6">
      <style:paragraph-properties fo:margin-left="0cm" fo:margin-right="0cm" fo:margin-top="0.133cm" fo:margin-bottom="0cm" fo:text-indent="0cm"/>
      <style:text-properties fo:color="#424242" loext:opacity="100%" style:font-name="Roboto" fo:font-family="Roboto" style:font-pitch="variable" fo:font-size="26.7000007629395pt" style:font-size-asian="20pt" style:font-size-complex="20pt"/>
    </style:style>
    <style:style style:name="Top_20_Red-outline8" style:display-name="Top Red-outline8" style:family="presentation" style:parent-style-name="Top_20_Red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Top_20_Red-outline9" style:display-name="Top Red-outline9" style:family="presentation" style:parent-style-name="Top_20_Red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Top_20_Red-subtitle" style:display-name="Top Red-subtitle" style:family="presentation">
      <style:graphic-properties draw:stroke="none" draw:fill="none" draw:textarea-vertical-align="middle">
        <text:list-style style:name="Top_20_Red-subtitle" style:display-name="Top 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op_20_Red-title" style:display-name="Top Red-title" style:family="presentation">
      <style:graphic-properties draw:stroke="none" draw:fill="none" draw:textarea-vertical-align="middle">
        <text:list-style style:name="Top_20_Red-title" style:display-name="Top 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style:text-outline="false" style:text-line-through-style="none" style:text-line-through-type="none" style:text-position="0% 100%" style:font-name="Roboto" fo:font-family="Roboto" style:font-pitch="variable" fo:font-size="58.7000007629395pt" fo:letter-spacing="normal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bold" style:font-name-complex="Lohit Devanagari" style:font-family-complex="'Lohit Devanagar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Bottom_20_Red-background" style:display-name="Bottom Red-background" style:family="presentation">
      <style:graphic-properties draw:stroke="none" draw:fill="none"/>
      <style:text-properties style:letter-kerning="true"/>
    </style:style>
    <style:style style:name="Bottom_20_Red-backgroundobjects" style:display-name="Bottom Re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ottom_20_Red-notes" style:display-name="Bottom 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ottom_20_Red-outline1" style:display-name="Bottom Red-outline1" style:family="presentation">
      <style:graphic-properties draw:stroke="none" draw:fill="none" draw:auto-grow-height="false" draw:fit-to-size="false" style:shrink-to-fit="true">
        <text:list-style style:name="Bottom_20_Red-outline1" style:display-name="Bottom 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Roboto" fo:font-family="Roboto" style:font-pitch="variable" fo:font-size="42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ottom_20_Red-outline2" style:display-name="Bottom Red-outline2" style:family="presentation" style:parent-style-name="Bottom_20_Red-outline1">
      <style:paragraph-properties fo:margin-left="0cm" fo:margin-right="0cm" fo:margin-top="0.533cm" fo:margin-bottom="0cm" fo:text-indent="0cm"/>
      <style:text-properties fo:font-size="37.4000015258789pt" style:font-size-asian="28pt" style:font-size-complex="28pt"/>
    </style:style>
    <style:style style:name="Bottom_20_Red-outline3" style:display-name="Bottom Red-outline3" style:family="presentation" style:parent-style-name="Bottom_20_Red-outline2">
      <style:paragraph-properties fo:margin-left="0cm" fo:margin-right="0cm" fo:margin-top="0.399cm" fo:margin-bottom="0cm" fo:text-indent="0cm"/>
      <style:text-properties fo:font-size="32pt" style:font-size-asian="24pt" style:font-size-complex="24pt"/>
    </style:style>
    <style:style style:name="Bottom_20_Red-outline4" style:display-name="Bottom Red-outline4" style:family="presentation" style:parent-style-name="Bottom_20_Red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Bottom_20_Red-outline5" style:display-name="Bottom Red-outline5" style:family="presentation" style:parent-style-name="Bottom_20_Red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ottom_20_Red-outline6" style:display-name="Bottom Red-outline6" style:family="presentation" style:parent-style-name="Bottom_20_Red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ottom_20_Red-outline7" style:display-name="Bottom Red-outline7" style:family="presentation" style:parent-style-name="Bottom_20_Red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ottom_20_Red-outline8" style:display-name="Bottom Red-outline8" style:family="presentation" style:parent-style-name="Bottom_20_Red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ottom_20_Red-outline9" style:display-name="Bottom Red-outline9" style:family="presentation" style:parent-style-name="Bottom_20_Red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ottom_20_Red-subtitle" style:display-name="Bottom Red-subtitle" style:family="presentation">
      <style:graphic-properties draw:stroke="none" draw:fill="none" draw:textarea-vertical-align="middle">
        <text:list-style style:name="Bottom_20_Red-subtitle" style:display-name="Bottom 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ottom_20_Red-title" style:display-name="Bottom Red-title" style:family="presentation">
      <style:graphic-properties draw:stroke="none" draw:fill="none" draw:textarea-vertical-align="middle">
        <text:list-style style:name="Bottom_20_Red-title" style:display-name="Bottom 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424242" loext:opacity="100%" style:text-outline="false" style:text-line-through-style="none" style:text-line-through-type="none" style:font-name="Roboto" fo:font-family="Roboto" style:font-pitch="variable" fo:font-size="80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60pt" style:font-style-asian="normal" style:font-weight-asian="bold" style:font-name-complex="Lohit Devanagari" style:font-family-complex="'Lohit Devanagari'" style:font-family-generic-complex="system" style:font-pitch-complex="variable" style:font-size-complex="60pt" style:font-style-complex="normal" style:font-weight-complex="bold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none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f03838" loext:opacity="100%" style:text-outline="false" style:text-line-through-style="none" style:text-line-through-type="none" style:font-name="Roboto" fo:font-family="Roboto" style:font-pitch="variable" fo:font-size="42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533cm" fo:margin-bottom="0cm" fo:text-indent="0cm"/>
      <style:text-properties fo:font-size="37.4000015258789pt" style:font-size-asian="28pt" style:font-size-complex="28pt"/>
    </style:style>
    <style:style style:name="Blank-outline3" style:family="presentation" style:parent-style-name="Blank-outline2">
      <style:paragraph-properties fo:margin-left="0cm" fo:margin-right="0cm" fo:margin-top="0.399cm" fo:margin-bottom="0cm" fo:text-indent="0cm"/>
      <style:text-properties fo:font-size="32pt" style:font-size-asian="24pt" style:font-size-complex="24pt"/>
    </style:style>
    <style:style style:name="Blank-outline4" style:family="presentation" style:parent-style-name="Blank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Blank-outline5" style:family="presentation" style:parent-style-name="Blank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lank-outline6" style:family="presentation" style:parent-style-name="Blank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lank-outline7" style:family="presentation" style:parent-style-name="Blank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lank-outline8" style:family="presentation" style:parent-style-name="Blank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lank-outline9" style:family="presentation" style:parent-style-name="Blank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03838" loext:opacity="100%" style:text-outline="false" style:text-line-through-style="none" style:text-line-through-type="none" style:font-name="Roboto" fo:font-family="Roboto" style:font-pitch="variable" fo:font-size="58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Content-background" style:display-name="Title, Content-background" style:family="presentation">
      <style:graphic-properties draw:stroke="none" draw:fill="none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false" style:shrink-to-fit="true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fo:color="#424242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424242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424242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424242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424242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424242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424242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424242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424242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424242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424242" loext:opacity="100%" style:text-outline="false" style:text-line-through-style="none" style:text-line-through-type="none" style:text-position="0% 100%" style:font-name="Roboto" fo:font-family="Roboto" style:font-pitch="variable" fo:font-size="42.7000007629395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left="0cm" fo:margin-right="0cm" fo:margin-top="0.533cm" fo:margin-bottom="0cm" fo:text-indent="0cm"/>
      <style:text-properties fo:font-variant="normal" fo:text-transform="none" fo:color="#424242" loext:opacity="100%" style:text-line-through-style="none" style:text-line-through-type="none" style:text-position="0% 100%" style:font-name="Roboto" fo:font-family="Roboto" style:font-pitch="variable" fo:font-size="37.4000015258789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left="0cm" fo:margin-right="0cm" fo:margin-top="0.399cm" fo:margin-bottom="0cm" fo:text-indent="0cm"/>
      <style:text-properties fo:font-variant="normal" fo:text-transform="none" fo:color="#424242" loext:opacity="100%" style:text-line-through-style="none" style:text-line-through-type="none" style:text-position="0% 100%" style:font-name="Roboto" fo:font-family="Roboto" style:font-pitch="variable" fo:font-size="32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left="0cm" fo:margin-right="0cm" fo:margin-top="0.266cm" fo:margin-bottom="0cm" fo:text-indent="0cm"/>
      <style:text-properties fo:font-variant="normal" fo:text-transform="none" fo:color="#424242" loext:opacity="100%" style:text-line-through-style="none" style:text-line-through-type="none" style:text-position="0% 100%" style:font-name="Roboto" fo:font-family="Roboto" style:font-pitch="variable" fo:font-size="26.7000007629395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left="0cm" fo:margin-right="0cm" fo:margin-top="0.133cm" fo:margin-bottom="0cm" fo:text-indent="0cm"/>
      <style:text-properties fo:color="#424242" loext:opacity="100%" style:font-name="Roboto" fo:font-family="Roboto" style:font-pitch="variable" fo:font-size="26.7000007629395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left="0cm" fo:margin-right="0cm" fo:margin-top="0.133cm" fo:margin-bottom="0cm" fo:text-indent="0cm"/>
      <style:text-properties fo:color="#424242" loext:opacity="100%" style:font-name="Roboto" fo:font-family="Roboto" style:font-pitch="variable" fo:font-size="26.7000007629395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left="0cm" fo:margin-right="0cm" fo:margin-top="0.133cm" fo:margin-bottom="0cm" fo:text-indent="0cm"/>
      <style:text-properties fo:color="#424242" loext:opacity="100%" style:font-name="Roboto" fo:font-family="Roboto" style:font-pitch="variable" fo:font-size="26.7000007629395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style:text-outline="false" style:text-line-through-style="none" style:text-line-through-type="none" style:text-position="0% 100%" style:font-name="Roboto" fo:font-family="Roboto" style:font-pitch="variable" fo:font-size="58.7000007629395pt" fo:letter-spacing="normal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bold" style:font-name-complex="Lohit Devanagari" style:font-family-complex="'Lohit Devanagar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Title_2c__20_Content_5f_-background" style:display-name="Title, Content_-background" style:family="presentation">
      <style:graphic-properties draw:stroke="none" draw:fill="none"/>
      <style:text-properties style:letter-kerning="true"/>
    </style:style>
    <style:style style:name="Title_2c__20_Content_5f_-backgroundobjects" style:display-name="Title, Conten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_5f_-notes" style:display-name="Title, Conten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c__20_Content_5f_-outline1" style:display-name="Title, Content_-outline1" style:family="presentation">
      <style:graphic-properties draw:stroke="none" draw:fill="none" draw:auto-grow-height="false" draw:fit-to-size="false" style:shrink-to-fit="true">
        <text:list-style style:name="Title_2c__20_Content_5f_-outline1" style:display-name="Title, Content_-outline1">
          <text:list-level-style-bullet text:level="1" text:bullet-char="●">
            <style:list-level-properties text:space-before="0.3cm" text:min-label-width="0.9cm"/>
            <style:text-properties fo:font-family="StarSymbol" fo:color="#424242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424242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424242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424242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424242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424242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424242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424242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424242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424242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424242" loext:opacity="100%" style:text-outline="false" style:text-line-through-style="none" style:text-line-through-type="none" style:text-position="0% 100%" style:font-name="Roboto" fo:font-family="Roboto" style:font-pitch="variable" fo:font-size="42.7000007629395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_5f_-outline2" style:display-name="Title, Content_-outline2" style:family="presentation" style:parent-style-name="Title_2c__20_Content_5f_-outline1">
      <style:paragraph-properties fo:margin-left="0cm" fo:margin-right="0cm" fo:margin-top="0.533cm" fo:margin-bottom="0cm" fo:text-indent="0cm"/>
      <style:text-properties fo:font-variant="normal" fo:text-transform="none" fo:color="#424242" loext:opacity="100%" style:text-line-through-style="none" style:text-line-through-type="none" style:text-position="0% 100%" style:font-name="Roboto" fo:font-family="Roboto" style:font-pitch="variable" fo:font-size="37.4000015258789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Content_5f_-outline3" style:display-name="Title, Content_-outline3" style:family="presentation" style:parent-style-name="Title_2c__20_Content_5f_-outline2">
      <style:paragraph-properties fo:margin-left="0cm" fo:margin-right="0cm" fo:margin-top="0.399cm" fo:margin-bottom="0cm" fo:text-indent="0cm"/>
      <style:text-properties fo:font-variant="normal" fo:text-transform="none" fo:color="#424242" loext:opacity="100%" style:text-line-through-style="none" style:text-line-through-type="none" style:text-position="0% 100%" style:font-name="Roboto" fo:font-family="Roboto" style:font-pitch="variable" fo:font-size="32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Content_5f_-outline4" style:display-name="Title, Content_-outline4" style:family="presentation" style:parent-style-name="Title_2c__20_Content_5f_-outline3">
      <style:paragraph-properties fo:margin-left="0cm" fo:margin-right="0cm" fo:margin-top="0.266cm" fo:margin-bottom="0cm" fo:text-indent="0cm"/>
      <style:text-properties fo:font-variant="normal" fo:text-transform="none" fo:color="#424242" loext:opacity="100%" style:text-line-through-style="none" style:text-line-through-type="none" style:text-position="0% 100%" style:font-name="Roboto" fo:font-family="Roboto" style:font-pitch="variable" fo:font-size="26.7000007629395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Content_5f_-outline5" style:display-name="Title, Content_-outline5" style:family="presentation" style:parent-style-name="Title_2c__20_Content_5f_-outline4">
      <style:paragraph-properties fo:margin-left="0cm" fo:margin-right="0cm" fo:margin-top="0.133cm" fo:margin-bottom="0cm" fo:text-indent="0cm"/>
      <style:text-properties fo:color="#424242" loext:opacity="100%" style:font-name="Roboto" fo:font-family="Roboto" style:font-pitch="variable" fo:font-size="26.7000007629395pt" style:font-size-asian="20pt" style:font-size-complex="20pt"/>
    </style:style>
    <style:style style:name="Title_2c__20_Content_5f_-outline6" style:display-name="Title, Content_-outline6" style:family="presentation" style:parent-style-name="Title_2c__20_Content_5f_-outline5">
      <style:paragraph-properties fo:margin-left="0cm" fo:margin-right="0cm" fo:margin-top="0.133cm" fo:margin-bottom="0cm" fo:text-indent="0cm"/>
      <style:text-properties fo:color="#424242" loext:opacity="100%" style:font-name="Roboto" fo:font-family="Roboto" style:font-pitch="variable" fo:font-size="26.7000007629395pt" style:font-size-asian="20pt" style:font-size-complex="20pt"/>
    </style:style>
    <style:style style:name="Title_2c__20_Content_5f_-outline7" style:display-name="Title, Content_-outline7" style:family="presentation" style:parent-style-name="Title_2c__20_Content_5f_-outline6">
      <style:paragraph-properties fo:margin-left="0cm" fo:margin-right="0cm" fo:margin-top="0.133cm" fo:margin-bottom="0cm" fo:text-indent="0cm"/>
      <style:text-properties fo:color="#424242" loext:opacity="100%" style:font-name="Roboto" fo:font-family="Roboto" style:font-pitch="variable" fo:font-size="26.7000007629395pt" style:font-size-asian="20pt" style:font-size-complex="20pt"/>
    </style:style>
    <style:style style:name="Title_2c__20_Content_5f_-outline8" style:display-name="Title, Content_-outline8" style:family="presentation" style:parent-style-name="Title_2c__20_Content_5f_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Title_2c__20_Content_5f_-outline9" style:display-name="Title, Content_-outline9" style:family="presentation" style:parent-style-name="Title_2c__20_Content_5f_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Title_2c__20_Content_5f_-subtitle" style:display-name="Title, Content_-subtitle" style:family="presentation">
      <style:graphic-properties draw:stroke="none" draw:fill="none" draw:textarea-vertical-align="middle">
        <text:list-style style:name="Title_2c__20_Content_5f_-subtitle" style:display-name="Title, Conten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_5f_-title" style:display-name="Title, Content_-title" style:family="presentation">
      <style:graphic-properties draw:stroke="none" draw:fill="none" draw:textarea-vertical-align="middle">
        <text:list-style style:name="Title_2c__20_Content_5f_-title" style:display-name="Title, Conten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style:text-outline="false" style:text-line-through-style="none" style:text-line-through-type="none" style:text-position="0% 100%" style:font-name="Roboto" fo:font-family="Roboto" style:font-pitch="variable" fo:font-size="58.7000007629395pt" fo:letter-spacing="normal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bold" style:font-name-complex="Lohit Devanagari" style:font-family-complex="'Lohit Devanagar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width="0cm" draw:fill="solid" draw:fill-color="#f03838" draw:textarea-vertical-align="top" draw:auto-grow-height="false" fo:min-height="3.75cm" fo:min-width="27.498cm" fo:padding-top="0.125cm" fo:padding-bottom="0.125cm" fo:padding-left="0.25cm" fo:padding-right="0.25cm" fo:wrap-option="wrap" loext:decorative="false"/>
    </style:style>
    <style:style style:name="Mgr4" style:family="graphic" style:parent-style-name="standard">
      <style:graphic-properties draw:stroke="none" svg:stroke-width="0cm" draw:fill="solid" draw:fill-color="#f03838" draw:textarea-vertical-align="top" draw:auto-grow-height="false" fo:min-height="6.683cm" fo:min-width="27.489cm" fo:padding-top="0.125cm" fo:padding-bottom="0.125cm" fo:padding-left="0.25cm" fo:padding-right="0.25cm" fo:wrap-option="wrap" loext:decorative="false"/>
    </style:style>
    <style:style style:name="Mgr5" style:family="graphic" style:parent-style-name="standard">
      <style:graphic-properties draw:stroke="none" svg:stroke-width="0cm" draw:fill="solid" draw:fill-color="#f03838" draw:textarea-vertical-align="top" draw:auto-grow-height="false" fo:min-height="3.751cm" fo:min-width="27.5cm" fo:padding-top="0.125cm" fo:padding-bottom="0.125cm" fo:padding-left="0.25cm" fo:padding-right="0.25cm" fo:wrap-option="wrap" loext:decorative="false"/>
    </style:style>
    <style:style style:name="Mpr1" style:family="presentation" style:parent-style-name="Top_20_Red-title">
      <style:graphic-properties draw:auto-grow-height="false" fo:min-height="2.63cm" loext:decorative="false"/>
      <style:paragraph-properties style:writing-mode="lr-tb"/>
    </style:style>
    <style:style style:name="Mpr2" style:family="presentation" style:parent-style-name="Top_20_Red-outline1">
      <style:graphic-properties fo:min-height="9.136cm" loext:decorative="false"/>
      <style:paragraph-properties style:writing-mode="lr-tb"/>
    </style:style>
    <style:style style:name="Mpr3" style:family="presentation" style:parent-style-name="Top_20_Red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Top_20_Re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Bottom_20_Red-title">
      <style:graphic-properties draw:auto-grow-height="false" fo:min-height="2.63cm" loext:decorative="false"/>
      <style:paragraph-properties style:writing-mode="lr-tb"/>
    </style:style>
    <style:style style:name="Mpr6" style:family="presentation" style:parent-style-name="Bottom_20_Red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7" style:family="presentation" style:parent-style-name="Bottom_20_Red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8" style:family="presentation" style:parent-style-name="Bottom_20_Re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9" style:family="presentation" style:parent-style-name="Blank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10" style:family="presentation" style:parent-style-name="Blank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1" style:family="presentation" style:parent-style-name="Blank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2" style:family="presentation" style:parent-style-name="Title_2c__20_Content-title">
      <style:graphic-properties draw:auto-grow-height="false" fo:min-height="2.63cm" loext:decorative="false"/>
      <style:paragraph-properties style:writing-mode="lr-tb"/>
    </style:style>
    <style:style style:name="Mpr13" style:family="presentation" style:parent-style-name="Title_2c__20_Content-outline1">
      <style:graphic-properties fo:min-height="9.136cm" loext:decorative="false"/>
      <style:paragraph-properties style:writing-mode="lr-tb"/>
    </style:style>
    <style:style style:name="Mpr14" style:family="presentation" style:parent-style-name="Title_2c__20_Conten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5" style:family="presentation" style:parent-style-name="Title_2c__20_Conten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6" style:family="presentation" style:parent-style-name="Title_2c__20_Content_5f_-title">
      <style:graphic-properties draw:auto-grow-height="false" fo:min-height="2.63cm" loext:decorative="false"/>
      <style:paragraph-properties style:writing-mode="lr-tb"/>
    </style:style>
    <style:style style:name="Mpr17" style:family="presentation" style:parent-style-name="Title_2c__20_Content_5f_-outline1">
      <style:graphic-properties fo:min-height="9.136cm" loext:decorative="false"/>
      <style:paragraph-properties style:writing-mode="lr-tb"/>
    </style:style>
    <style:style style:name="Mpr18" style:family="presentation" style:parent-style-name="Title_2c__20_Content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9" style:family="presentation" style:parent-style-name="Title_2c__20_Content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03838"/>
      <style:paragraph-properties fo:text-align="start"/>
      <style:text-properties style:font-name="Roboto" fo:font-size="24pt"/>
    </style:style>
    <style:style style:name="MP6" style:family="paragraph">
      <loext:graphic-properties draw:fill="solid" draw:fill-color="#f03838"/>
      <style:paragraph-properties fo:text-align="start"/>
      <style:text-properties fo:color="#ffffff" loext:opacity="100%" style:font-name="Roboto" fo:font-size="18pt" style:font-size-asian="18pt" style:font-size-complex="18pt"/>
    </style:style>
    <style:style style:name="MP7" style:family="paragraph"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style:paragraph-properties style:writing-mode="lr-tb"/>
      <style:text-properties style:font-name="Roboto" fo:font-size="14pt" style:font-size-asian="14pt" style:font-size-complex="14pt"/>
    </style:style>
    <style:style style:name="MP10" style:family="paragraph">
      <loext:graphic-properties draw:fill="none" draw:fill-color="#ffffff"/>
      <style:text-properties style:font-name="Roboto" fo:font-size="14pt" style:font-size-asian="14pt" style:font-size-complex="14pt"/>
    </style:style>
    <style:style style:name="MP11" style:family="paragraph">
      <style:paragraph-properties fo:text-align="center" style:writing-mode="lr-tb"/>
      <style:text-properties style:font-name="Roboto"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/>
      <style:text-properties style:font-name="Roboto" fo:font-size="14pt" style:font-size-asian="14pt" style:font-size-complex="14pt"/>
    </style:style>
    <style:style style:name="MP13" style:family="paragraph">
      <style:paragraph-properties fo:text-align="end" style:writing-mode="lr-tb"/>
      <style:text-properties style:font-name="Roboto"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end"/>
      <style:text-properties style:font-name="Roboto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Roboto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fo:color="#424242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424242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424242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424242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424242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424242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424242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424242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424242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424242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Top_20_Red" style:display-name="Top Red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CustomShape 1" draw:style-name="Mgr3" draw:text-style-name="MP5" draw:layer="backgroundobjects" svg:width="27.997cm" svg:height="3.999cm" svg:x="0.001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Mpr1" draw:layer="backgroundobjects" svg:width="25.197cm" svg:height="3.505cm" svg:x="1.396cm" svg:y="0.335cm" presentation:class="title" presentation:user-transformed="true">
        <draw:text-box>
          <text:p>Click to edit the title text format</text:p>
        </draw:text-box>
      </draw:frame>
      <draw:frame draw:name="PlaceHolder 2" presentation:style-name="Mpr2" draw:layer="backgroundobjects" svg:width="25.058cm" svg:height="12.952cm" svg:x="1.396cm" svg:y="5.332cm" presentation:class="outline" presentation:user-transformed="tru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op_20_Red-title" draw:layer="backgroundobjects" svg:width="19.797cm" svg:height="11.136cm" svg:x="0.601cm" svg:y="2.257cm" presentation:class="page"/>
        <draw:frame presentation:style-name="Top_20_Re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ottom_20_Red" style:display-name="Bottom Red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CustomShape 1" draw:style-name="Mgr4" draw:text-style-name="MP6" draw:layer="backgroundobjects" svg:width="27.988cm" svg:height="6.932cm" svg:x="0cm" svg:y="14.13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Mpr5" draw:layer="backgroundobjects" svg:width="25.198cm" svg:height="3.505cm" svg:x="1.199cm" svg:y="8.76cm" presentation:class="title">
        <draw:text-box>
          <text:p>Click to edit the title text format</text:p>
        </draw:text-box>
      </draw:frame>
      <draw:frame presentation:style-name="Bottom_20_Red-outline1" draw:layer="backgroundobjects" svg:width="25.198cm" svg:height="2.16cm" svg:x="1.399cm" svg:y="14.931cm" presentation:class="outline" presentation:placeholder="true">
        <draw:text-box/>
      </draw:frame>
      <draw:frame presentation:style-name="Mpr6" draw:text-style-name="MP2" draw:layer="backgroundobjects" svg:width="6.523cm" svg:height="1.446cm" svg:x="1.399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8" draw:layer="backgroundobjects" svg:width="8.874cm" svg:height="1.446cm" svg:x="9.575cm" svg:y="19.13cm" presentation:class="footer">
        <draw:text-box>
          <text:p text:style-name="MP7"><text:span text:style-name="MT1"><presentation:footer/></text:span></text:p>
        </draw:text-box>
      </draw:frame>
      <draw:frame presentation:style-name="Mpr6" draw:text-style-name="MP4" draw:layer="backgroundobjects" svg:width="6.523cm" svg:height="1.446cm" svg:x="20.075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ottom_20_Red-title" draw:layer="backgroundobjects" svg:width="19.797cm" svg:height="11.136cm" svg:x="0.601cm" svg:y="2.257cm" presentation:class="page"/>
        <draw:frame presentation:style-name="Bottom_20_Red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Blank-title" draw:layer="backgroundobjects" svg:width="25.198cm" svg:height="3.505cm" svg:x="1.399cm" svg:y="0.837cm" presentation:class="title" presentation:placeholder="true">
        <draw:text-box/>
      </draw:frame>
      <draw:frame presentation:style-name="Blank-outline1" draw:layer="backgroundobjects" svg:width="25.198cm" svg:height="12.178cm" svg:x="1.399cm" svg:y="4.912cm" presentation:class="outline" presentation:placeholder="true">
        <draw:text-box/>
      </draw:frame>
      <draw:frame presentation:style-name="Mpr9" draw:text-style-name="MP10" draw:layer="backgroundobjects" svg:width="6.523cm" svg:height="1.446cm" svg:x="1.399cm" svg:y="19.13cm" presentation:class="date-time">
        <draw:text-box>
          <text:p text:style-name="MP9"><text:span text:style-name="MT2"><presentation:date-time/></text:span></text:p>
        </draw:text-box>
      </draw:frame>
      <draw:frame presentation:style-name="Mpr9" draw:text-style-name="MP12" draw:layer="backgroundobjects" svg:width="8.874cm" svg:height="1.446cm" svg:x="9.575cm" svg:y="19.13cm" presentation:class="footer">
        <draw:text-box>
          <text:p text:style-name="MP11"><text:span text:style-name="MT2"><presentation:footer/></text:span></text:p>
        </draw:text-box>
      </draw:frame>
      <draw:frame presentation:style-name="Mpr9" draw:text-style-name="MP14" draw:layer="backgroundobjects" svg:width="6.523cm" svg:height="1.446cm" svg:x="20.075cm" svg:y="19.13cm" presentation:class="page-number">
        <draw:text-box>
          <text:p text:style-name="MP13"><text:span text:style-name="MT2"><text:page-number>&lt;number&gt;</text:page-number></text:span></text:p>
        </draw:text-box>
      </draw:frame>
      <presentation:notes style:page-layout-name="PM0">
        <draw:page-thumbnail presentation:style-name="Blank-title" draw:layer="backgroundobjects" svg:width="19.797cm" svg:height="11.136cm" svg:x="0.601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c__20_Content" style:display-name="Title, Content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CustomShape 1" draw:style-name="Mgr3" draw:text-style-name="MP5" draw:layer="backgroundobjects" svg:width="27.997cm" svg:height="3.999cm" svg:x="0.001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Mpr12" draw:layer="backgroundobjects" svg:width="25.197cm" svg:height="3.505cm" svg:x="1.396cm" svg:y="0.335cm" presentation:class="title" presentation:user-transformed="true">
        <draw:text-box>
          <text:p>Click to edit the title text format</text:p>
        </draw:text-box>
      </draw:frame>
      <draw:frame draw:name="PlaceHolder 2" presentation:style-name="Mpr13" draw:layer="backgroundobjects" svg:width="25.058cm" svg:height="12.952cm" svg:x="1.396cm" svg:y="5.332cm" presentation:class="outline" presentation:user-transformed="tru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itle_2c__20_Content-title" draw:layer="backgroundobjects" svg:width="19.797cm" svg:height="11.136cm" svg:x="0.601cm" svg:y="2.257cm" presentation:class="page"/>
        <draw:frame presentation:style-name="Title_2c_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c__20_Content_5f_" style:display-name="Title, Content_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CustomShape 1" draw:style-name="Mgr5" draw:text-style-name="MP5" draw:layer="backgroundobjects" svg:width="27.999cm" svg:height="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Mpr16" draw:layer="backgroundobjects" svg:width="25.199cm" svg:height="3.505cm" svg:x="1.397cm" svg:y="0.336cm" presentation:class="title" presentation:user-transformed="true">
        <draw:text-box>
          <text:p>Click to edit the title text format</text:p>
        </draw:text-box>
      </draw:frame>
      <draw:frame draw:name="PlaceHolder 2" presentation:style-name="Mpr17" draw:layer="backgroundobjects" svg:width="25.06cm" svg:height="12.953cm" svg:x="1.397cm" svg:y="5.333cm" presentation:class="outline" presentation:user-transformed="tru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itle_2c__20_Content_5f_-title" draw:layer="backgroundobjects" svg:width="19.797cm" svg:height="11.136cm" svg:x="0.601cm" svg:y="2.257cm" presentation:class="page"/>
        <draw:frame presentation:style-name="Title_2c__20_Content_5f_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7-09T18:15:27.008873582</meta:creation-date>
    <dc:language>cs-CZ</dc:language>
    <meta:editing-cycles>83</meta:editing-cycles>
    <dc:title>JLA prezka</dc:title>
    <meta:editing-duration>P1DT16H51M9S</meta:editing-duration>
    <meta:generator>LibreOffice/24.8.1.2$Linux_X86_64 LibreOffice_project/480$Build-2</meta:generator>
    <meta:initial-creator>Jindra Lacko</meta:initial-creator>
    <dc:date>2024-10-08T08:38:38.864590041</dc:date>
    <dc:creator>Jindra Lacko</dc:creator>
    <meta:document-statistic meta:object-count="152"/>
  </office:meta>
</office:document-meta>
</file>